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Gilmore" svg:font-family="Gilmore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793cm" fo:margin-left="1.464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2.309cm"/>
    </style:style>
    <style:style style:name="Table1.B" style:family="table-column">
      <style:table-column-properties style:column-width="5.48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Gilmore" fo:font-size="60pt" style:text-underline-style="solid" style:text-underline-width="auto" style:text-underline-color="font-color" officeooo:rsid="00181734" officeooo:paragraph-rsid="001a5cce" style:font-size-asian="60pt" style:font-size-complex="60pt"/>
    </style:style>
    <style:style style:name="P2" style:family="paragraph" style:parent-style-name="Standard">
      <style:paragraph-properties fo:text-align="start" style:justify-single-word="false"/>
      <style:text-properties style:font-name="Gilmore" fo:font-size="13pt" officeooo:rsid="001adb3e" officeooo:paragraph-rsid="001a5cc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808080" style:font-name="Gilmore" fo:font-size="13pt" officeooo:rsid="001adb3e" officeooo:paragraph-rsid="001a5cce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color="#808080" style:font-name="Gilmore" fo:font-size="20pt" officeooo:rsid="00181734" officeooo:paragraph-rsid="00181734" style:font-size-asian="17.5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color="#80808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b7ed" officeooo:paragraph-rsid="0024b7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80808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a46" officeooo:paragraph-rsid="0024fa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fo:color="#000000" style:font-name="Gilmore" officeooo:rsid="0024b7ed" officeooo:paragraph-rsid="0024b7e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734" officeooo:paragraph-rsid="001817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04e" officeooo:paragraph-rsid="001e50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1ee3" officeooo:paragraph-rsid="00271e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734" officeooo:paragraph-rsid="001817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  <style:text-properties style:font-name="Gilmore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Gilmore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svg:stroke-color="#000000" draw:fill="none" draw:fill-color="#ffffff" fo:min-height="5.9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text:anchor-type="paragraph" draw:z-index="0" draw:name="Shape1" draw:style-name="gr1" draw:text-style-name="P12" svg:width="7.667cm" svg:height="5.943cm" svg:x="8.174cm" svg:y="-0.099cm"><draw:text-box><text:p><text:span text:style-name="T1">No.3 <text:s text:c="20"/>2020-05-31</text:span></text:p><text:p><text:span text:style-name="T1">Today’s Level: Easy. Except one or 2 :-)</text:span></text:p><text:p><text:span text:style-name="T1"/></text:p><text:p><text:span text:style-name="T1">Constraint:</text:span></text:p><text:p><text:span text:style-name="T1">All words to start AND end in the letter key letter</text:span></text:p><text:p><text:span text:style-name="T1"/></text:p><text:p><text:span text:style-name="T1">Time to complete: 4 minutes</text:span></text:p><text:p><text:span text:style-name="T1"/></text:p></draw:text-box></draw:frame>a</text:p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1">b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1">c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1">d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1">e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1">f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1">g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1">h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0">i (hard)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k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l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m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n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o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p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r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s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t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w</text:p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y</text:p>
          </table:table-cell>
          <table:table-cell table:style-name="Table1.B2" office:value-type="string">
            <text:p text:style-name="P9"/>
          </table:table-cell>
        </table:table-row>
      </table:table>
      <text:p text:style-name="Text_20_body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Gilmore" svg:font-family="Gilmore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Gilmore" fo:font-size="60pt" style:text-underline-style="solid" style:text-underline-width="auto" style:text-underline-color="font-color" officeooo:rsid="00181734" officeooo:paragraph-rsid="001a5cce" style:font-size-asian="60pt" style:font-size-complex="60pt"/>
    </style:style>
    <style:style style:name="MP2" style:family="paragraph" style:parent-style-name="Standard">
      <style:paragraph-properties fo:text-align="start" style:justify-single-word="false"/>
      <style:text-properties fo:color="#808080" style:font-name="Gilmore" fo:font-size="13pt" officeooo:rsid="001adb3e" officeooo:paragraph-rsid="001a5cce" style:font-size-asian="13pt" style:font-size-complex="13pt"/>
    </style:style>
    <style:style style:name="MP3" style:family="paragraph" style:parent-style-name="Standard">
      <style:paragraph-properties fo:text-align="start" style:justify-single-word="false"/>
      <style:text-properties style:font-name="Gilmore" fo:font-size="13pt" officeooo:rsid="001adb3e" officeooo:paragraph-rsid="001a5cce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0.64cm" fo:margin-bottom="0.6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lueless</text:p>
      </style:header>
      <style:footer>
        <text:p text:style-name="MP2">________________________________________________________________________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0:37:55.960994368</meta:creation-date>
    <dc:date>2020-05-31T19:12:17.346095773</dc:date>
    <meta:editing-duration>PT38M43S</meta:editing-duration>
    <meta:editing-cycles>14</meta:editing-cycles>
    <meta:generator>LibreOffice/6.3.6.2$Linux_X86_64 LibreOffice_project/30$Build-2</meta:generator>
    <meta:document-statistic meta:table-count="1" meta:image-count="0" meta:object-count="0" meta:page-count="1" meta:paragraph-count="22" meta:word-count="23" meta:character-count="107" meta:non-whitespace-character-count="106"/>
  </office:meta>
</office:document-meta>
</file>